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580B00004809000048091DC3BFCFEE3BCCD0.svg" manifest:media-type="image/svg+xml"/>
  <manifest:file-entry manifest:full-path="Pictures/10000001000002B9000002B9E7FDDBECB652E44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 ExtraBold" svg:font-family="'JetBrains Mono ExtraBold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749cm"/>
      <style:paragraph-properties style:writing-mode="lr-tb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style:font-name="JetBrains Mono ExtraBold" fo:font-size="50pt"/>
    </style:style>
    <style:style style:name="P2" style:family="paragraph">
      <loext:graphic-properties draw:fill="none" draw:fill-color="#ffffff"/>
      <style:paragraph-properties fo:text-align="center"/>
      <style:text-properties style:font-name="JetBrains Mono ExtraBold" fo:font-size="5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15.501cm" svg:height="8.999cm" svg:x="2.75cm" svg:y="21.899cm">
          <draw:text-box>
            <text:p text:style-name="P1">Физтех.Фабрика</text:p>
          </draw:text-box>
        </draw:frame>
        <draw:frame draw:style-name="gr2" draw:text-style-name="P3" draw:layer="layout" svg:width="18.44cm" svg:height="18.44cm" svg:x="1.28cm" svg:y="1cm">
          <draw:image xlink:href="Pictures/1000580B00004809000048091DC3BFCFEE3BCCD0.svg" xlink:type="simple" xlink:show="embed" xlink:actuate="onLoad" draw:mime-type="image/svg+xml">
            <text:p/>
          </draw:image>
          <draw:image xlink:href="Pictures/10000001000002B9000002B9E7FDDBECB652E44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 ExtraBold" svg:font-family="'JetBrains Mono ExtraBold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31T17:23:00.704000000</meta:creation-date>
    <meta:print-date>2023-08-31T17:26:56.268000000</meta:print-date>
    <dc:date>2023-08-31T17:26:58.016000000</dc:date>
    <meta:editing-duration>PT3M58S</meta:editing-duration>
    <meta:editing-cycles>2</meta:editing-cycles>
    <meta:generator>LibreOffice/7.5.0.3$Windows_X86_64 LibreOffice_project/c21113d003cd3efa8c53188764377a8272d9d6de</meta:generator>
    <meta:document-statistic meta:object-count="2"/>
  </office:meta>
</office:document-meta>
</file>